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e8893" officeooo:paragraph-rsid="000e8893"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5pt" fo:font-weight="bold" officeooo:rsid="000e8893" officeooo:paragraph-rsid="000e889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93696" officeooo:paragraph-rsid="00193696" style:font-size-asian="15pt" style:font-weight-asian="bold" style:font-size-complex="15pt" style:font-weight-complex="bold"/>
    </style:style>
    <style:style style:name="P4" style:family="paragraph" style:parent-style-name="Standard" style:list-style-name="L1">
      <style:paragraph-properties fo:text-align="start" style:justify-single-word="false"/>
      <style:text-properties fo:font-size="12pt" fo:font-weight="normal" officeooo:rsid="00193696" officeooo:paragraph-rsid="00193696"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officeooo:rsid="0022eb85" officeooo:paragraph-rsid="0022eb85"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262256" officeooo:paragraph-rsid="00262256"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font-weight="normal" officeooo:rsid="000e8893" officeooo:paragraph-rsid="000e8893"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officeooo:rsid="001087ad" officeooo:paragraph-rsid="001087ad"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2ce715" officeooo:paragraph-rsid="002ce715"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officeooo:rsid="002d8959" officeooo:paragraph-rsid="002d8959"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390796" officeooo:paragraph-rsid="0039079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6pt" fo:font-weight="bold" officeooo:rsid="002a3ba2" officeooo:paragraph-rsid="002a3ba2" style:font-size-asian="16pt" style:font-weight-asian="bold" style:font-size-complex="16pt" style:font-weight-complex="bold"/>
    </style:style>
    <style:style style:name="T1" style:family="text">
      <style:text-properties officeooo:rsid="00139e63"/>
    </style:style>
    <style:style style:name="T2" style:family="text">
      <style:text-properties officeooo:rsid="0013b7af"/>
    </style:style>
    <style:style style:name="T3" style:family="text">
      <style:text-properties fo:font-weight="bold" style:font-weight-asian="bold" style:font-weight-complex="bold"/>
    </style:style>
    <style:style style:name="T4" style:family="text">
      <style:text-properties fo:font-weight="bold" officeooo:rsid="0013b7af" style:font-weight-asian="bold" style:font-weight-complex="bold"/>
    </style:style>
    <style:style style:name="T5" style:family="text">
      <style:text-properties officeooo:rsid="001c737b"/>
    </style:style>
    <style:style style:name="T6" style:family="text">
      <style:text-properties officeooo:rsid="002d8959"/>
    </style:style>
    <style:style style:name="T7" style:family="text">
      <style:text-properties officeooo:rsid="002d9fdc"/>
    </style:style>
    <style:style style:name="T8" style:family="text">
      <style:text-properties officeooo:rsid="003e678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Modificaciones TP3</text:p>
      <text:p text:style-name="P1"/>
      <text:p text:style-name="P3">Algoritmo Exacto</text:p>
      <text:p text:style-name="P3"/>
      <text:list xml:id="list3410846004600158877" text:style-name="L1">
        <text:list-item>
          <text:p text:style-name="P4"><text:span text:style-name="T5">La</text:span> explicación del algoritmo <text:span text:style-name="T5">se modificó</text:span> pues se implementó una mejor poda, como fue sugerido por el corrector.</text:p>
        </text:list-item>
        <text:list-item>
          <text:p text:style-name="P5">Cambió el pseudocódigo pues éste era poco abstracto con respecto a la implementación.</text:p>
        </text:list-item>
        <text:list-item>
          <text:p text:style-name="P5">A raiz de esto, funciones cuyo pseudocódigo estaba especificado ahora están explicadas en palabras.</text:p>
        </text:list-item>
        <text:list-item>
          <text:p text:style-name="P6">En la experimentación:</text:p>
          <text:list>
            <text:list-item>
              <text:p text:style-name="P6">Cambió la explicación del principio para indicar por qué experimentamos con grafos completos. </text:p>
            </text:list-item>
            <text:list-item>
              <text:p text:style-name="P6">El gráfico cambió pues se realizaron de nuevo los experimentos pues el algoritmo cambió (al modificar la poda)</text:p>
            </text:list-item>
            <text:list-item>
              <text:p text:style-name="P6">Se quitó el análisis del caso T2 por sugerencia del corrector</text:p>
            </text:list-item>
          </text:list>
        </text:list-item>
      </text:list>
      <text:p text:style-name="P2"/>
      <text:p text:style-name="P2">Heurística golosa MFCGM</text:p>
      <text:p text:style-name="P2"/>
      <text:list xml:id="list8788766490028563745" text:style-name="L2">
        <text:list-item>
          <text:p text:style-name="P7">Se cambió la explicación en palabras de la heurística para que se abstraiga más de la implementación <text:span text:style-name="T2">(sección </text:span><text:span text:style-name="T4">3.1.</text:span><text:span text:style-name="T2">)</text:span></text:p>
        </text:list-item>
        <text:list-item>
          <text:p text:style-name="P8">Como fue sugerido por el corrector, <text:span text:style-name="T1">la implementación de los grafos pasó a ser con lista de adyacencias en lugar de matriz de adyacencias.</text:span></text:p>
        </text:list-item>
        <text:list-item>
          <text:p text:style-name="P9">En la sección 3.1.2:</text:p>
          <text:list>
            <text:list-item>
              <text:p text:style-name="P9">El pseudocódigo cambió completamente. Ahora se abstrae mucho más de la implementación.</text:p>
            </text:list-item>
            <text:list-item>
              <text:p text:style-name="P9">Se borró todo el resto de la sección y se cambió por una explicación de por qué el pseudocódigo cumple las complejidades especificadas allí.</text:p>
            </text:list-item>
            <text:list-item>
              <text:p text:style-name="P9">Ahora la heurística se realizó con la mejor complejidad temporal posible, por lo que ya no se pierde tiempo de cómputo con el objetivo de enriquecer la experimentación.</text:p>
            </text:list-item>
          </text:list>
        </text:list-item>
      </text:list>
      <text:p text:style-name="P10"/>
      <text:p text:style-name="P16">Experimentación Golosos</text:p>
      <text:p text:style-name="P11"/>
      <text:list xml:id="list4040377669727205949" text:style-name="L3">
        <text:list-item>
          <text:p text:style-name="P12">Se borraron las secciones <text:span text:style-name="T3">3.3.2</text:span> <text:span text:style-name="T6">(Instancias no óptimas...) </text:span>y <text:span text:style-name="T3">3.3.4</text:span> <text:span text:style-name="T6">(Variación de densidades...) </text:span>como fue sugerido por el corrector.</text:p>
        </text:list-item>
        <text:list-item>
          <text:p text:style-name="P13">El experimento <text:span text:style-name="T3">3.3.1 </text:span>se volvió a realizar pues cambió la implementación de ambas heurísticas y del algoritmo exacto.</text:p>
        </text:list-item>
        <text:list-item>
          <text:p text:style-name="P14">El experimento <text:span text:style-name="T3">3.3.3 </text:span><text:span text:style-name="T7">(Heur1 vs Heur2 vs Exacto)</text:span> es ahora el <text:span text:style-name="T3">3.3.2</text:span>. <text:span text:style-name="T7">Se volvió a realizar por las mismas razones que el anterior (cambió implementación de heurísticas, poda de exacto). Por otro lado, como fue sugerido por el corrector ya no utilizamos el promedio sino que graficamos cada una de las instancias.</text:span></text:p>
        </text:list-item>
        <text:list-item>
          <text:p text:style-name="P15">El experimento <text:span text:style-name="T3">3.3.5 </text:span>(Experimentación general) es ahora el <text:span text:style-name="T3">3.3.3</text:span>. También se volvió a realizar como los anteriores, e igual que <text:span text:style-name="T8">antes eliminamos el promedi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4:33:29.587706284</meta:creation-date>
    <dc:date>2017-07-14T20:21:59.793336462</dc:date>
    <meta:editing-duration>PT6H49M50S</meta:editing-duration>
    <meta:editing-cycles>26</meta:editing-cycles>
    <meta:generator>LibreOffice/5.1.6.2$Linux_X86_64 LibreOffice_project/10m0$Build-2</meta:generator>
    <meta:document-statistic meta:table-count="0" meta:image-count="0" meta:object-count="0" meta:page-count="1" meta:paragraph-count="21" meta:word-count="342" meta:character-count="2070" meta:non-whitespace-character-count="1765"/>
  </office:meta>
</office:document-meta>
</file>